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112400" calcext:value-type="float">
            <text:p>1124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40000" calcext:value-type="float">
            <text:p>14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27600" calcext:value-type="float">
            <text:p>27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07600" calcext:value-type="float">
            <text:p>207600</text:p>
          </table:table-cell>
          <table:table-cell table:style-name="ce15" table:formula="of:=SUM([.K22:.K28])" office:value-type="float" office:value="200000" calcext:value-type="float">
            <text:p>20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table:number-columns-repeated="2"/>
          <table:table-cell table:style-name="ce15" table:formula="of:=SUM([.B61:.F61])" office:value-type="float" office:value="31200" calcext:value-type="float">
            <text:p>31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3"/>
          <table:table-cell table:formula="of:=SUM([.E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84];[.C84];[.D84];[.F84])" office:value-type="float" office:value="1467.74891774892" calcext:value-type="float">
            <text:p>1467.748917748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D84])" office:value-type="float" office:value="1467.74891774892" calcext:value-type="float">
            <text:p>1467.748917748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)" office:value-type="float" office:value="786.796536796537" calcext:value-type="float">
            <text:p>786.796536796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1467.74891774892" calcext:value-type="float">
            <text:p>1467.748917748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1467.74891774892" calcext:value-type="float">
            <text:p>1467.748917748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D84])" office:value-type="float" office:value="680.952380952381" calcext:value-type="float">
            <text:p>680.952380952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)" office:value-type="float" office:value="377.272727272727" calcext:value-type="float">
            <text:p>377.2727272727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31200" calcext:value-type="float">
            <text:p>3120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2:39:37.249059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6T12:40:10.019366958</dc:date>
    <meta:editing-duration>P10DT23H10M10S</meta:editing-duration>
    <meta:editing-cycles>3364</meta:editing-cycles>
    <meta:generator>LibreOffice/4.2.8.2$Linux_X86_64 LibreOffice_project/420m0$Build-2</meta:generator>
    <meta:document-statistic meta:table-count="20" meta:cell-count="9291" meta:object-count="0"/>
  </office:meta>
</office:document-meta>
</file>